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504cm"/>
    </style:style>
    <style:style style:name="co2" style:family="table-column">
      <style:table-column-properties fo:break-before="auto" style:column-width="10.75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#bf819e"/>
    </style:style>
    <style:style style:name="ce24" style:family="table-cell" style:parent-style-name="Default">
      <style:table-cell-properties fo:background-color="#00a933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style:vertical-align="bottom"/>
    </style:style>
    <style:style style:name="ce25" style:family="table-cell" style:parent-style-name="Default">
      <style:text-properties fo:text-shadow="1pt 1pt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Abel–Jacob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–Ruffini theorem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Abel's curv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ian and tauberian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hyankar–Mo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olute convergence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yclic models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i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abatic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o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Ahiez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ra–Bazzi theorem</text:p>
          </table:table-cell>
          <table:table-cell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ert–Brauer–Hasse–Noether theorem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chian–Allen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erin–Brauer–Gorenstein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nate Interior Angle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itsur–Levitzki theorem</text:p>
          </table:table-cell>
          <table:table-cell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ytic Fredholm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erson's theorem</text:p>
          </table:table-cell>
          <table:table-cell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otti–Frank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 bisector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keny–Artin–Chowla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éry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ollonius's theorem</text:p>
          </table:table-cell>
          <table:table-cell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ell–Humbert theorem</text:p>
          </table:table-cell>
          <table:table-cell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 theorem (conformal mapping)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thmetic 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onszajn–Smit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theorem</text:p>
          </table:table-cell>
          <table:table-cell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ow's impossibility theorem</text:p>
          </table:table-cell>
          <table:table-cell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 gallery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 approximation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Schreier theorem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Wedderburn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Zorn theorem</text:p>
          </table:table-cell>
          <table:table-cell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stein's theorem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zelà–Ascoli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Bott fixed-point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egal completion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inger index theorem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kinson's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Aumann's agreement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nomous convergence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iliary polynomial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Grothendieck theorem</text:p>
          </table:table-cell>
          <table:table-cell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Kochen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tec diamon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uška–Lax–Milgram theorem</text:p>
          </table:table-cell>
          <table:table-cell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ly–Bor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re category theorem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an–Low theorem</text:p>
          </table:table-cell>
          <table:table-cell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nsk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 fixed point theorem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Alaoglu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Mazur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einhau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on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pat–Beg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nya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n–Davenport–Halberstam theorem</text:p>
          </table:table-cell>
          <table:table-cell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ier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wise compactnes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u's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er–Fike theorem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es' theorem</text:p>
          </table:table-cell>
          <table:table-cell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tty's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uville–Laszlo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monadicity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theorem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man–Quarle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r's theorem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nke–Stein theorem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's theorem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trami's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yi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dixson–Dulac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–Kazdan comparison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nstein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y–Esséen theorem</text:p>
          </table:table-cell>
          <table:table-cell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ini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–Diquet–Puiseux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ballot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postulate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icovitch cover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i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urling–Lax theorem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ézout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's recogni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inverse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theorem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ch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Grothendieck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Von Neumann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representation theorem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theorem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theorem_(relativity)" xlink:type="simple">Birkhoff's theorem  (relativity)</text:a>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shop–Cannings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schke selec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h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ndel's theorem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m's speedup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ôch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goliubov–Parasyuk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Mollerup theorem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van Leeuwe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yai–Gerwien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–Weierstrass theorem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's theorem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–Friedlander–Iwaniec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areva–Shapley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–Chvátal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's theorem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net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lean prime ideal theorem</text:p>
          </table:table-cell>
          <table:table-cell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determinacy theorem</text:p>
          </table:table-cell>
          <table:table-cell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fixed-point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Bott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Carathéodor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suk–Ulam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 periodic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convergence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invers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baki–Witt theorem</text:p>
          </table:table-cell>
          <table:table-cell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hmagupta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nching theorem</text:p>
          </table:table-cell>
          <table:table-cell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Cartan–Hua theorem</text:p>
          </table:table-cell>
          <table:table-cell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Nesbitt theorem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iegel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–Wall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 on induced characters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ree main theorems</text:p>
          </table:table-cell>
          <table:table-cell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gman–Minc inequality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anchon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tish flag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oks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uwer fixed point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der–Minty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's representabil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ck–Chowla–Ry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–Titchmarsh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n–Minkowski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ingham π theorem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ke's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side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emann'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fly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eron–Marti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–Bernstein–Schroeder theorem</text:p>
          </table:table-cell>
          <table:table-cell office:value-type="string" calcext:value-type="string">
            <text:p><text:s/>(Set theory, cardinal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intersectio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theorem</text:p>
          </table:table-cell>
          <table:table-cell office:value-type="string" calcext:value-type="string">
            <text:p><text:s/>(Set theory, Cantor's diagonal argumen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–Jacobi–Lie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istence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tens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conformal mapp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convex hul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isti fixed point theorem</text:p>
          </table:table-cell>
          <table:table-cell office:value-type="string" calcext:value-type="string">
            <text:p><text:s/>(fixed poi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eson–Jacob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son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ichael's theorem</text:p>
          </table:table-cell>
          <table:table-cell office:value-type="string" calcext:value-type="string">
            <text:p><text:s/>(Fibonacci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thermo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Dieudonné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Hadamard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ähler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uranishi prolongation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s A and B</text:p>
          </table:table-cell>
          <table:table-cell office:value-type="string" calcext:value-type="string">
            <text:p><text:s/>(several complex variab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y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–de Franchi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gliano's first and second theorems</text:p>
          </table:table-cell>
          <table:table-cell office:value-type="string" calcext:value-type="string">
            <text:p><text:s/>(structur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 integral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Hadamard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Kowalevski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Bacharach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Hamilton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Salmon theorem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al limi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àro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va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sles's theore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botarev's density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g's eigenvalue comparison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n–Gauss–Bonnet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Shephard–Todd theorem</text:p>
          </table:table-cell>
          <table:table-cell office:value-type="string" calcext:value-type="string">
            <text:p><text:s/>(finit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Warning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's structure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ese remaind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i's theorem on completely positive maps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enumeration theorem</text:p>
          </table:table-cell>
          <table:table-cell office:value-type="string" calcext:value-type="string">
            <text:p><text:s/>(formal languag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representation theorem</text:p>
          </table:table-cell>
          <table:table-cell office:value-type="string" calcext:value-type="string">
            <text:p><text:s/>(formal languag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quet–Bishop–de Leeuw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's theorem </text:p>
          </table:table-cell>
          <table:table-cell office:value-type="string" calcext:value-type="string">
            <text:p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la–Mordell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rch–Rosser theorem</text:p>
          </table:table-cell>
          <table:table-cell office:value-type="string" calcext:value-type="string">
            <text:p><text:s/>(lambda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iraut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peyron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rk–Ocone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ification of finite simple groups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siu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circle theorems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theorem on special divisors </text:p>
          </table:table-cell>
          <table:table-cell office:value-type="string" calcext:value-type="string">
            <text:p>(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grap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rang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ster decomposition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ase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hran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d's theorem</text:p>
          </table:table-cell>
          <table:table-cell office:value-type="string" calcext:value-type="string">
            <text:p><text:s/>(relational mode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en structure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n's irreducibility criterion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eman–Mandula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andino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tation theorem</text:p>
          </table:table-cell>
          <table:table-cell office:value-type="string" calcext:value-type="string">
            <text:p><text:s/>(von Neuman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ression theorem</text:p>
          </table:table-cell>
          <table:table-cell office:value-type="string" calcext:value-type="string">
            <text:p><text:s/>(computational complexity theory) (structur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ley–Zehnder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rvativity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chord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rank theorem</text:p>
          </table:table-cell>
          <table:table-cell office:value-type="string" calcext:value-type="string">
            <text:p><text:s/>( multivariate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 mapping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olution theorem</text:p>
          </table:table-cell>
          <table:table-cell office:value-type="string" calcext:value-type="string">
            <text:p><text:s/>(Fourier trans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's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ers theorem</text:p>
          </table:table-cell>
          <table:table-cell office:value-type="string" calcext:value-type="string">
            <text:p><text:s/>(arithmetic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celle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x's theorem</text:p>
          </table:table-cell>
          <table:table-cell office:value-type="string" calcext:value-type="string">
            <text:p><text:s/>(probability found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TC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interpolati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–Wold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er's theorem</text:p>
          </table:table-cell>
          <table:table-cell office:value-type="string" calcext:value-type="string">
            <text:p><text:s/>(algebraic curves) (analyt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's theorem</text:p>
          </table:table-cell>
          <table:table-cell office:value-type="string" calcext:value-type="string">
            <text:p><text:s/>(large deviations) 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’s decomposition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al lin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oks fluctu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bar theorem</text:p>
          </table:table-cell>
          <table:table-cell office:value-type="string" calcext:value-type="string">
            <text:p><text:s/>(Euclidean 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stallographic restriction theorem</text:p>
          </table:table-cell>
          <table:table-cell office:value-type="string" calcext:value-type="string">
            <text:p><text:s/>(group theory, crystallograph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tis–Hedlund–Lyndon theorem</text:p>
          </table:table-cell>
          <table:table-cell office:value-type="string" calcext:value-type="string">
            <text:p><text:s/>(cellular automat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-elimination theorem</text:p>
          </table:table-cell>
          <table:table-cell office:value-type="string" calcext:value-type="string">
            <text:p><text:s/>(proof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enko theorem</text:p>
          </table:table-cell>
          <table:table-cell office:value-type="string" calcext:value-type="string">
            <text:p><text:s/>(neural network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ndelin's theorem</text:p>
          </table:table-cell>
          <table:table-cell office:value-type="string" calcext:value-type="string">
            <text:p><text:s/>(solid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skin's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enport–Schmidt theorem</text:p>
          </table:table-cell>
          <table:table-cell office:value-type="string" calcext:value-type="string">
            <text:p><text:s/>(number theory, Diophantine approxim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wson–Gärtner theorem</text:p>
          </table:table-cell>
          <table:table-cell office:value-type="string" calcext:value-type="string">
            <text:p><text:s/>(asymptot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anges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's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incidenc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inetti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ranchis theorem</text:p>
          </table:table-cell>
          <table:table-cell office:value-type="string" calcext:value-type="string">
            <text:p><text:s/>(Riemann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Gua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Moivre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Rham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duction theorem</text:p>
          </table:table-cell>
          <table:table-cell office:value-type="string" calcext:value-type="string">
            <text:p><text:s/>(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–Carlema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argues's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 on total angular defect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ler–Dress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worth's theorem</text:p>
          </table:table-cell>
          <table:table-cell office:value-type="string" calcext:value-type="string">
            <text:p><text:s/>(combinatorics, 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ostratus' theorem</text:p>
          </table:table-cell>
          <table:table-cell office:value-type="string" calcext:value-type="string">
            <text:p><text:s/>(geometry,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ension theorem for vector spaces</text:p>
          </table:table-cell>
          <table:table-cell office:value-type="string" calcext:value-type="string">
            <text:p><text:s/>(vector spaces, 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i's theorem</text:p>
          </table:table-cell>
          <table:table-cell office:value-type="string" calcext:value-type="string">
            <text:p><text:s/>(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ac's theorems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approximation theorem</text:p>
          </table:table-cell>
          <table:table-cell office:value-type="string" calcext:value-type="string">
            <text:p><text:s/>(Diophantine approxim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theorem on arithmetic progression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unit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integrat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ergence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ated convergence theorem</text:p>
          </table:table-cell>
          <table:table-cell office:value-type="string" calcext:value-type="string">
            <text:p><text:s/>(Lebesgue integr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ldson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sker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's martingale convergence theorems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–Meyer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dley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ggan–Schwartz theorem</text:p>
          </table:table-cell>
          <table:table-cell office:value-type="string" calcext:value-type="string">
            <text:p><text:s/>(vot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Petti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Schwart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arnshaw's theorem</text:p>
          </table:table-cell>
          <table:table-cell office:value-type="string" calcext:value-type="string">
            <text:p><text:s/>(electrost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on's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rlein–Šmulia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-of-the-wedge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worth's limit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orov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hresmann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enberg–Zilber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tzur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elope theorem</text:p>
          </table:table-cell>
          <table:table-cell office:value-type="string" calcext:value-type="string">
            <text:p><text:s/>(calculus of var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l incircle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distributio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partitio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Anning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Dushnik–Miller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allai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inzburg–Ziv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ac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o–Rado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Nagy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Pósa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Rado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Ston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–Eul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quadrilateral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polyhedron theorem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rotatio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in geometry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on homogeneous functions</text:p>
          </table:table-cell>
          <table:table-cell office:value-type="string" calcext:value-type="string">
            <text:p><text:s/>(multivariate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hange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ision theorem</text:p>
          </table:table-cell>
          <table:table-cell office:value-type="string" calcext:value-type="string">
            <text:p><text:s/>(homolog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angle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e value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. and M. Riesz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WL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tings's theorem</text:p>
          </table:table-cell>
          <table:table-cell office:value-type="string" calcext:value-type="string">
            <text:p><text:s/>(diophanti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rell–Markushevich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–Milnor theorem</text:p>
          </table:table-cell>
          <table:table-cell office:value-type="string" calcext:value-type="string">
            <text:p><text:s/>(kno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–Lebesgue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ustman–Ohli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it–Thompson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duality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ast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ittl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 on sums of two square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</text:p>
          </table:table-cell>
          <table:table-cell office:value-type="string" calcext:value-type="string">
            <text:p><text:s/>(stationary points) 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 polygonal numb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ique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ero–Washington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elle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valu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sler–Hadwiger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 separatio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–Tippett–Gnedenko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ting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ircles theorem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ol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ed-point theorems in infinite-dimensional spa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quet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dissip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theorem</text:p>
          </table:table-cell>
          <table:table-cell office:value-type="string" calcext:value-type="string">
            <text:p><text:s/>(statistical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d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al subgroup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ste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 col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-vertex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inversion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el–Landau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ňková–Helly selectio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dholm'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dlin–Wentzell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ma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udenthal suspension theorem</text:p>
          </table:table-cell>
          <table:table-cell office:value-type="string" calcext:value-type="string">
            <text:p><text:s/>(homotop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yd's adjoint functor theorem</text:p>
          </table:table-cell>
          <table:table-cell office:value-type="string" calcext:value-type="string">
            <text:p><text:s/>(categor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determinant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reciprocity theorem</text:p>
          </table:table-cell>
          <table:table-cell office:value-type="string" calcext:value-type="string">
            <text:p><text:s/>(group represent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s/>(fol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s/>(abstract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da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cht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</text:p>
          </table:table-cell>
          <table:table-cell office:value-type="string" calcext:value-type="string">
            <text:p><text:s/>(integr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 on differentiation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chs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glede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 employment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ton–Hansen connectednes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lgebra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bitrage-free pricing</text:p>
          </table:table-cell>
          <table:table-cell office:value-type="string" calcext:value-type="string">
            <text:p><text:s/>(financial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ithmetic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calculus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n homomorphisms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s of welfare economics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lvin's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's Theorema Egregiu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Bonnet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Luca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Markov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Wantzel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Mazur theorem</text:p>
          </table:table-cell>
          <table:table-cell office:value-type="string" calcext:value-type="string">
            <text:p><text:s/>(Banach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Naimark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ond–Schneider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metric mea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shgorin circle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ard–Satterthwaite theorem</text:p>
          </table:table-cell>
          <table:table-cell office:value-type="string" calcext:value-type="string">
            <text:p><text:s/>(voting metho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rsanov's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isher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ason's theorem</text:p>
          </table:table-cell>
          <table:table-cell office:value-type="string" calcext:value-type="string">
            <text:p><text:s/>(Hilbert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–Cantelli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dard–Thorn theorem</text:p>
          </table:table-cell>
          <table:table-cell office:value-type="string" calcext:value-type="string">
            <text:p><text:s/>(vertex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complete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incomplete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unov's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ing-up and going-down theorems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berg–Sach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ie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in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one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od–Shafarevich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mory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dstein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don–Newell theorem</text:p>
          </table:table-cell>
          <table:table-cell office:value-type="string" calcext:value-type="string">
            <text:p><text:s/>(queue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tesman–Knill theorem</text:p>
          </table:table-cell>
          <table:table-cell office:value-type="string" calcext:value-type="string">
            <text:p><text:s/>(quantum comput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ient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 structur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uert–Riemenschneider vanishing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orthogonality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–Tao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's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berg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theorem on groups of polynomial growth</text:p>
          </table:table-cell>
          <table:table-cell office:value-type="string" calcext:value-type="string">
            <text:p><text:s/>(geometric 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–Ruh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ss–Zagi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–Hirzebruch–Riemann–Roch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's connectednes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ötzsch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sky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wald–Wang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shko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-cobordism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theorem</text:p>
          </table:table-cell>
          <table:table-cell office:value-type="string" calcext:value-type="string">
            <text:p><text:s/>(thermo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's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–Łopuszański–Sohniu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oush's theorem</text:p>
          </table:table-cell>
          <table:table-cell office:value-type="string" calcext:value-type="string">
            <text:p><text:s/>(algebraic groups, representation theory, invarian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circle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line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wiger's theorem</text:p>
          </table:table-cell>
          <table:table-cell office:value-type="string" calcext:value-type="string">
            <text:p><text:s/>(geometry, 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decomposit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embedding theorem</text:p>
          </table:table-cell>
          <table:table-cell office:value-type="string" calcext:value-type="string">
            <text:p><text:s/>(ordered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ry ball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Banac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Kolmogorov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Mazurkiewicz theorem</text:p>
          </table:table-cell>
          <table:table-cell office:value-type="string" calcext:value-type="string">
            <text:p><text:s/>(continuum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jnal–Szemerédi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es–Jewett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l's marriage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pern–Läuchli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 sandwich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ersley–Clifford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maximal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tauberia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Ramanujan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 theorem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's regularity theorem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curve theorem</text:p>
          </table:table-cell>
          <table:table-cell office:value-type="string" calcext:value-type="string">
            <text:p><text:s/>(real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man–Grobman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–Rosenthal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extension theorem</text:p>
          </table:table-cell>
          <table:table-cell office:value-type="string" calcext:value-type="string">
            <text:p><text:s/>(several complex variab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 norm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's theorem on elliptic curve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Arf theorem</text:p>
          </table:table-cell>
          <table:table-cell office:value-type="string" calcext:value-type="string">
            <text:p><text:s/>(local class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Minkowski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ckscher–Ohli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Borel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Cantor theorem</text:p>
          </table:table-cell>
          <table:table-cell office:value-type="string" calcext:value-type="string">
            <text:p><text:s/>(metr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inger–Toeplit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mann–Feynma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–Bray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selectio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theorem</text:p>
          </table:table-cell>
          <table:table-cell office:value-type="string" calcext:value-type="string">
            <text:p><text:s/>(convex se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 theorem</text:p>
          </table:table-cell>
          <table:table-cell office:value-type="string" calcext:value-type="string">
            <text:p><text:s/>(classical mechanics) 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's theorems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's theorem</text:p>
          </table:table-cell>
          <table:table-cell office:value-type="string" calcext:value-type="string">
            <text:p><text:s/>(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–Ribet theorem</text:p>
          </table:table-cell>
          <table:table-cell office:value-type="string" calcext:value-type="string">
            <text:p><text:s/>(cyclotomic fie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man's embedding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basis theorem</text:p>
          </table:table-cell>
          <table:table-cell office:value-type="string" calcext:value-type="string">
            <text:p><text:s/>(commutative algebra,invarian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Nullstellensatz</text:p>
          </table:table-cell>
          <table:table-cell office:value-type="string" calcext:value-type="string">
            <text:p><text:s/>(theorem of zeroes) (commutative algebra,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chmid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peiser theorem</text:p>
          </table:table-cell>
          <table:table-cell office:value-type="string" calcext:value-type="string">
            <text:p><text:s/>(cyclotomic fie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Waring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irreducibility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syzygy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 90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 projection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e–Yosida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dman's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ge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onaka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 signature theorem</text:p>
          </table:table-cell>
          <table:table-cell office:value-type="string" calcext:value-type="string">
            <text:p><text:s/>(topology,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–Riemann–Roch theorem</text:p>
          </table:table-cell>
          <table:table-cell office:value-type="string" calcext:value-type="string">
            <text:p><text:s/>(complex 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jelmslev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bby–Ric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dge index theorem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henberg–Kohn theorems</text:p>
          </table:table-cell>
          <table:table-cell office:value-type="string" calcext:value-type="string">
            <text:p><text:s/>("Density Functional Theory"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ölder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itch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and's schema theorem</text:p>
          </table:table-cell>
          <table:table-cell office:value-type="string" calcext:value-type="string">
            <text:p><text:s/>(genetic algorith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mström's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–Rinow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ewicz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automorphisms theorem</text:p>
          </table:table-cell>
          <table:table-cell office:value-type="string" calcext:value-type="string">
            <text:p><text:s/>(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s/>(normed division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dentity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 for Riemann surfaces</text:p>
          </table:table-cell>
          <table:table-cell office:value-type="string" calcext:value-type="string">
            <text:p><text:s/>(Riemann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erman–Szelepcsényi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icit function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ment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inite monke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oot theorem</text:p>
          </table:table-cell>
          <table:table-cell office:value-type="string" calcext:value-type="string">
            <text:p><text:s/>(algebra, 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value theorem</text:p>
          </table:table-cell>
          <table:table-cell office:value-type="string" calcext:value-type="string">
            <text:p><text:s/>(integral transfor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epresentation theorem for classical Wiener space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 value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cept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chord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secant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on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eigenvalue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function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escu-Tulcea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extension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perimetric theorem</text:p>
          </table:table-cell>
          <table:table-cell office:value-type="string" calcext:value-type="string">
            <text:p><text:s/>(curves, calculus of variation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ackson's theorem</text:p>
          </table:table-cell>
          <table:table-cell office:value-type="string" calcext:value-type="string">
            <text:p><text:s/>(queue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i's four-squar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 density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Bourbaki theorem</text:p>
          </table:table-cell>
          <table:table-cell office:value-type="string" calcext:value-type="string">
            <text:p><text:s/>(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Morozov theorem</text:p>
          </table:table-cell>
          <table:table-cell office:value-type="string" calcext:value-type="string">
            <text:p><text:s/>(Li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polygons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quadrilaterals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ellipsoid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 curve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Hölder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önflies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ur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's theorem</text:p>
          </table:table-cell>
          <table:table-cell office:value-type="string" calcext:value-type="string">
            <text:p><text:s/>(multiply transitive groups) 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bert's theorem</text:p>
          </table:table-cell>
          <table:table-cell office:value-type="string" calcext:value-type="string">
            <text:p><text:s/>(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g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kat–Richert theorem</text:p>
          </table:table-cell>
          <table:table-cell office:value-type="string" calcext:value-type="string">
            <text:p><text:s/>(analytic number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achurovskii's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amori–McAlo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torovic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 density theorem</text:p>
          </table:table-cell>
          <table:table-cell office:value-type="string" calcext:value-type="string">
            <text:p><text:s/>(von Neuman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's theorem on quadratic forms</text:p>
          </table:table-cell>
          <table:table-cell office:value-type="string" calcext:value-type="string">
            <text:p><text:s/>(quadratic 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hunen–Loève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p–Lipton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–Lang finitenes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mata–Viehweg vanishing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saki's theorem</text:p>
          </table:table-cell>
          <table:table-cell office:value-type="string" calcext:value-type="string">
            <text:p><text:s/>(paper fold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vin's circul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mpf–Nes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aritonov's theorem</text:p>
          </table:table-cell>
          <table:table-cell office:value-type="string" calcext:value-type="string">
            <text:p><text:s/>(contro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inchin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ling–Hopf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by–Paris theorem</text:p>
          </table:table-cell>
          <table:table-cell office:value-type="string" calcext:value-type="string">
            <text:p><text:s/>(proof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chhoff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szbraun theorem</text:p>
          </table:table-cell>
          <table:table-cell office:value-type="string" calcext:value-type="string">
            <text:p><text:s/>(Lipschitz continu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 fixed-point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's recursion theorem</text:p>
          </table:table-cell>
          <table:table-cell office:value-type="string" calcext:value-type="string">
            <text:p><text:s/>(recur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aster–Tarski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chen–Specke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embedding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vanishing theorem</text:p>
          </table:table-cell>
          <table:table-cell office:value-type="string" calcext:value-type="string">
            <text:p><text:s/>(complex manifol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ebe 1/4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 extens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's three-series theorem</text:p>
          </table:table-cell>
          <table:table-cell office:value-type="string" calcext:value-type="string">
            <text:p><text:s/>(mathematical seri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 representation theorem</text:p>
          </table:table-cell>
          <table:table-cell office:value-type="string" calcext:value-type="string">
            <text:p><text:s/>(real analysis, approxi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–Moser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őnig's theorem</text:p>
          </table:table-cell>
          <table:table-cell office:value-type="string" calcext:value-type="string">
            <text:p><text:s/>(graph theory) (bipartite grap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kinetics) 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set theory) (cardinal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vari–Sós–Turán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ft–McMillan theorem</text:p>
          </table:table-cell>
          <table:table-cell office:value-type="string" calcext:value-type="string">
            <text:p><text:s/>(cod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mer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in–Milman theorem</text:p>
          </table:table-cell>
          <table:table-cell office:value-type="string" calcext:value-type="string">
            <text:p><text:s/>(mathematical analysis, 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ner's theorem</text:p>
          </table:table-cell>
          <table:table-cell office:value-type="string" calcext:value-type="string">
            <text:p><text:s/>(contro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's theorem</text:p>
          </table:table-cell>
          <table:table-cell office:value-type="string" calcext:value-type="string">
            <text:p><text:s/>(diophantine approxim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–Web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's principal ideal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–Schmidt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's tree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–Katona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lov–Bogolyubov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hn's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iper's theorem</text:p>
          </table:table-cell>
          <table:table-cell office:value-type="string" calcext:value-type="string">
            <text:p><text:s/>(operator theory,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ünneth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osh subgroup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tta–Joukowski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ōmura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-balance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ner's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fforgue's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four-squar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inversion theorem</text:p>
          </table:table-cell>
          <table:table-cell office:value-type="string" calcext:value-type="string">
            <text:p><text:s/>(mathematical analysis,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reversion theorem</text:p>
          </table:table-cell>
          <table:table-cell office:value-type="string" calcext:value-type="string">
            <text:p><text:s/>(mathematical analysis,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k–Moser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's theorem</text:p>
          </table:table-cell>
          <table:table-cell office:value-type="string" calcext:value-type="string">
            <text:p><text:s/>(st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au prime ideal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ker–Noether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tice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ent expansion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icella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Milgram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Richtmyer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Wendroff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covering dimension</text:p>
          </table:table-cell>
          <table:table-cell office:value-type="string" calcext:value-type="string">
            <text:p><text:s/>(dimen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composition theorem</text:p>
          </table:table-cell>
          <table:table-cell office:value-type="string" calcext:value-type="string">
            <text:p><text:s/>(dimen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nsity theorem</text:p>
          </table:table-cell>
          <table:table-cell office:value-type="string" calcext:value-type="string">
            <text:p><text:s/>(dimen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 Hwa Chung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differentiatio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Cam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–Yang theorem</text:p>
          </table:table-cell>
          <table:table-cell office:value-type="string" calcext:value-type="string">
            <text:p><text:s/>(statistical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fixed-point theorem</text:p>
          </table:table-cell>
          <table:table-cell office:value-type="string" calcext:value-type="string">
            <text:p><text:s/>(fixed points, 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–Hopf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hyperplane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theorem on (1,1)-classes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hmann–Scheffé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'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–Hirsch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ner symmetry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ter's theorem</text:p>
          </table:table-cell>
          <table:table-cell office:value-type="string" calcext:value-type="string">
            <text:p><text:s/>(Euclidean 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's theorem</text:p>
          </table:table-cell>
          <table:table-cell office:value-type="string" calcext:value-type="string">
            <text:p><text:s/>(Li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tzky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 continuit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's modulus of continuit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 twist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–Wallace theorem</text:p>
          </table:table-cell>
          <table:table-cell office:value-type="string" calcext:value-type="string">
            <text:p><text:s/>(3-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eorem</text:p>
          </table:table-cell>
          <table:table-cell office:value-type="string" calcext:value-type="string">
            <text:p><text:s/>(Li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ird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Palai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mann–Weierstrass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Kolchin theorem</text:p>
          </table:table-cell>
          <table:table-cell office:value-type="string" calcext:value-type="string">
            <text:p><text:s/>(algebraic groups, 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énard's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löf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ström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congruence theorem</text:p>
          </table:table-cell>
          <table:table-cell office:value-type="string" calcext:value-type="string">
            <text:p><text:s/>(number theory, modular arithmet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speedup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nik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ns–Lax–Milgram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/>(complex analysis) (entire func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/>(conformal mappings) (conformal mapping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/>(Hamiltonian) (Hamiltonian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b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hs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an–Menchoff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Łoś'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wenheim–Skolem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as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acs's proportion-sum independence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er–Phillips theorem</text:p>
          </table:table-cell>
          <table:table-cell office:value-type="string" calcext:value-type="string">
            <text:p><text:s/>(semi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zin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–Malkin theorem</text:p>
          </table:table-cell>
          <table:table-cell office:value-type="string" calcext:value-type="string">
            <text:p><text:s/>(st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's central limit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. Riesz extensio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Mahon Master theorem</text:p>
          </table:table-cell>
          <table:table-cell office:value-type="string" calcext:value-type="string">
            <text:p><text:s/>(enumerative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compactness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theorem</text:p>
          </table:table-cell>
          <table:table-cell office:value-type="string" calcext:value-type="string">
            <text:p><text:s/>(p-ad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er's theorem</text:p>
          </table:table-cell>
          <table:table-cell office:value-type="string" calcext:value-type="string">
            <text:p><text:s/>(analyt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 preparation theorem</text:p>
          </table:table-cell>
          <table:table-cell office:value-type="string" calcext:value-type="string">
            <text:p><text:s/>(singular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–Ehrenprei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n–Drinfeld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inkiewic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den's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control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lyan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ginal value theorem</text:p>
          </table:table-cell>
          <table:table-cell office:value-type="string" calcext:value-type="string">
            <text:p><text:s/>(bi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us−Yamabe theorem</text:p>
          </table:table-cell>
          <table:table-cell office:value-type="string" calcext:value-type="string">
            <text:p><text:s/>(2D st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gale representation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on–Stothers theorem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 theorem</text:p>
          </table:table-cell>
          <table:table-cell office:value-type="string" calcext:value-type="string">
            <text:p><text:s/>(analysis of algorithms) (recurrence relations, asymptot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chke's theorem</text:p>
          </table:table-cell>
          <table:table-cell office:value-type="string" calcext:value-type="string">
            <text:p><text:s/>(group represent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yasevich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low min cut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Noether'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al ergodic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power theorem</text:p>
          </table:table-cell>
          <table:table-cell office:value-type="string" calcext:value-type="string">
            <text:p><text:s/>(electrical circui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well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's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–Ulam theorem</text:p>
          </table:table-cell>
          <table:table-cell office:value-type="string" calcext:value-type="string">
            <text:p><text:s/>(normed sp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torsion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value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surable Riemann mapping theorem</text:p>
          </table:table-cell>
          <table:table-cell office:value-type="string" calcext:value-type="string">
            <text:p><text:s/>(conformal mapp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lin inversion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elaus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ger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r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min–Wagne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ens's theorem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zation theorems</text:p>
          </table:table-cell>
          <table:table-cell office:value-type="string" calcext:value-type="string">
            <text:p><text:s/>(topological sp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usnier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y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hăilescu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–Taylor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's tree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man–Pettis theorem</text:p>
          </table:table-cell>
          <table:table-cell office:value-type="string" calcext:value-type="string">
            <text:p><text:s/>(Banach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-max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max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second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–Hlawka theorem</text:p>
          </table:table-cell>
          <table:table-cell office:value-type="string" calcext:value-type="string">
            <text:p><text:s/>(geometry of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los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quel's theorem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sky–Newman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chell's embedding theorem</text:p>
          </table:table-cell>
          <table:table-cell office:value-type="string" calcext:value-type="string">
            <text:p><text:s/>(categor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ag-Leffler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igliani–Miller theorem</text:p>
          </table:table-cell>
          <table:table-cell office:value-type="string" calcext:value-type="string">
            <text:p><text:s/>(financ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arity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hr–Mascheroni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e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dromy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las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onvergenc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l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re–Aronszajn theorem</text:p>
          </table:table-cell>
          <table:table-cell office:value-type="string" calcext:value-type="string">
            <text:p><text:s/>(Hilbert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dell–Weil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au's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ra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categoricity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trisector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on's theorem</text:p>
          </table:table-cell>
          <table:table-cell table:style-name="ce38"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tow rigidity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ntain pass theorem</text:p>
          </table:table-cell>
          <table:table-cell office:value-type="string" calcext:value-type="string">
            <text:p><text:s/>(calculus of var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equilibrium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nomial theorem</text:p>
          </table:table-cell>
          <table:table-cell office:value-type="string" calcext:value-type="string">
            <text:p><text:s/>(algebra,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ation theorem</text:p>
          </table:table-cell>
          <table:table-cell office:value-type="string" calcext:value-type="string">
            <text:p><text:s/>(special func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ity-one theorem</text:p>
          </table:table-cell>
          <table:table-cell office:value-type="string" calcext:value-type="string">
            <text:p><text:s/>(group represent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ford vanishing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ual fund separation theorem</text:p>
          </table:table-cell>
          <table:table-cell office:value-type="string" calcext:value-type="string">
            <text:p><text:s/>(financial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ntz–Szás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ielski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er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hill–Nerode theorem</text:p>
          </table:table-cell>
          <table:table-cell office:value-type="string" calcext:value-type="string">
            <text:p><text:s/>(formal language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achbin's theorem</text:p>
          </table:table-cell>
          <table:table-cell office:value-type="string" calcext:value-type="string">
            <text:p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's compactification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–Smirnov metrization theorem</text:p>
          </table:table-cell>
          <table:table-cell office:value-type="string" calcext:value-type="string">
            <text:p>(gener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ell–Lutz theorem</text:p>
          </table:table-cell>
          <table:table-cell office:value-type="string" calcext:value-type="string">
            <text:p><text:s/>(ellipt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poleon's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 embedding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–Moser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lander–Niremberg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 about ovals</text:p>
          </table:table-cell>
          <table:table-cell office:value-type="string" calcext:value-type="string">
            <text:p><text:s/>(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</text:p>
          </table:table-cell>
          <table:table-cell office:value-type="string" calcext:value-type="string">
            <text:p><text:s/>(quadrilateral) 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omachus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fixed-point theorem</text:p>
          </table:table-cell>
          <table:table-cell office:value-type="string" calcext:value-type="string">
            <text:p><text:s/>(fixed poi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realization probl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–Schreier theorem</text:p>
          </table:table-cell>
          <table:table-cell office:value-type="string" calcext:value-type="string">
            <text:p><text:s/>(fre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n's theorem</text:p>
          </table:table-cell>
          <table:table-cell office:value-type="string" calcext:value-type="string">
            <text:p><text:s/>(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cloning theorem</text:p>
          </table:table-cell>
          <table:table-cell office:value-type="string" calcext:value-type="string">
            <text:p><text:s/>(quantum comput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free lunch theorem</text:p>
          </table:table-cell>
          <table:table-cell office:value-type="string" calcext:value-type="string">
            <text:p><text:s/>(philosophy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hai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wandering domai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broadcast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communic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</text:p>
          </table:table-cell>
          <table:table-cell office:value-type="string" calcext:value-type="string">
            <text:p><text:s/>(Lie groups, calculus of variations, differential invariants,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second theorem</text:p>
          </table:table-cell>
          <table:table-cell office:value-type="string" calcext:value-type="string">
            <text:p><text:s/>(calculus of variations, 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 on rationality for surfaces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trade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squeezing theorem</text:p>
          </table:table-cell>
          <table:table-cell office:value-type="string" calcext:value-type="string">
            <text:p><text:s/>(symplect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on's theorem</text:p>
          </table:table-cell>
          <table:table-cell office:value-type="string" calcext:value-type="string">
            <text:p><text:s/>(electrical network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kov's compact leaf theorem</text:p>
          </table:table-cell>
          <table:table-cell office:value-type="string" calcext:value-type="string">
            <text:p><text:s/>(fol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quist–Shannon sampling theorem</text:p>
          </table:table-cell>
          <table:table-cell office:value-type="string" calcext:value-type="string">
            <text:p><text:s/>(information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dd number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 mapping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 mapping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tical equivalence theorem (quantum optics) (quantum 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tional stopping theorem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bit theorem (Nagano–Sussmann) (contro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bit-stabilizer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e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licz–Petti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nstein theorem (ergodic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eledec theorem (ergodic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terwalder–Schrader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trowski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trowski–Hadamard gap theorem (complex analysi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ey's theorem (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ey–Wiener theorem (Fourier transfor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dya theorem (nuclear 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pus's area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pus's centroid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pus's hexagon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is–Harrington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ovicenko's theorem (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axi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eval's theorem (Fourier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hasarathy's theorem (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cal's theorem (co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ch's theorem (ord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ano existence theorem (ordinary 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etre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ixoto's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rose–Hawking singularity theorems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entagonal number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fect graph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li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pendicular axi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ron–Frobenius theorem (matrix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er–Weyl theorem (represent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ragmén–Lindelöf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ard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ard–Lindelöf theorem (ordinary 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ands–Balkema–de Haan theorem (extreme valu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tman–Koopman–Darmois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tot theorem (plan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zza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vot theorem (circl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ar separator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cherel theorem (Fourier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cherel theorem for spherical functions (represent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caré–Bendixson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caré–Birkhoff–Witt theorem (universal enveloping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caré–Hopf theorem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caré duality theorem (algebraic topology of 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caré recurrence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limit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ólya enumeration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mpeiu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celet's closure theorem (co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celet–Steiner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tive energy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'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ynting'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image theorem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ce'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me number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mitive element theorem (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cipal axis theorem (linear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cipal ideal theorem (algebraic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khorov's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per base change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h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eudorandom generator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olemy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thagorean theorem (geomet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4"/>Quillen–Suslin theorem (abstract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atic reciprocity theor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ntum threshold theorem (computer science) (theoretical 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otient of subspace theorem (functional analysi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demacher's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o's theorem (harmonic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on's theorem (convex se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on–Nikodym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ikov's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anujam vanishing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anujan–Skolem's theorem (diophantine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sey's theorem (graph theory, 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k–nullity theorem (linear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o–Blackwell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shevsky–Chow theorem (contro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nal root theorem (algebra, 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nality theorem (poli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er's theorems (ergodic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uch comparison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édei's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eb sphere theorem (foli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eh–Schlieder theorem (local quantum 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lection theorem (algebraic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ev's theorem (ring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idemeister–Singer Theor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ider's theorem (algebraic surf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mert–Stei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uschle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ersed compound agent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ynolds transport theorem (fluid dyna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bet's theorem (elliptic 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e's theorem (recursion theory, 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e–Shapiro theorem (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hardson'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 mapping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 series theorem (mathematical seri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's existence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's theorem on removable singularities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–Roch theorem (Riemann surfaces, algebraic 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–Roch theorem for smooth manifolds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–Roch theorem for surfaces (algebraic surf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Riemann singularity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sz representation theorem (functional analysis, Hilbert spa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sz–Fischer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sz–Thorin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ngel–Young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bin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ertson–Seymour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in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inson's joint consistency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khlin's theor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lle's theorem (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sser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ché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ché–Capelli theorem (Linear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h's theorem (triangl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h–Hurwitz theorem (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ge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bczynski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ll–Nardzewski fixed point theorem (functional analysi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–cobordism theorem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ccheri–Legendre theorem (absolut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hlqvist correspondence theorem (mod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nt-Venant'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d's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kovskii's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vitch's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zonov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aefer's dichotomy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auder fixed point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ilder's theorem (stochastic process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nyder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reier refinement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röder–Bernstein theorems for operator algebras (operator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roeder–Bernstein theorem for measurable spaces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ur's lemma (represent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ur's theorem (Ramse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ur–Zassenhaus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artz kernel theorem (generalized func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artz–Zippel theorem (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arz–Ahlfors–Pick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enk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ott core theorem (3-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ifert–van Kampe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arating axis theorem (convex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on–Hartley theorem (inform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on's expansion theorem (Boolean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on's source coding theorem (inform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rshov–Cohn theorem (Jordan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rshov–Witt theorem (Lie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on's theorem (inform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ft theorem (differential operato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egel–Walfisz theorem (analytic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verman–Toeplitz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plicial approximatio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khorn's theorem (matrix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on's minimax theorem (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pser–Lautemann theorem (probabilistic complexity theory) (structur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u's semicontinuity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x circles theorem (circl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x exponentials theorem (transcendental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lar's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da–El Mir theorem (complex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lem–Mahler–Lech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lem–Noether theorem (simple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rokhod's embedding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rokhod's representation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Śleszyński–Pringsheim theorem (continued frac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tsky's theorem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n theorem (recursion theory, 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bolev embedding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khatsky–Weierstras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nenschein–Mantel–Debreu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phie Germain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l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ndnes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 hierarchy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ht's theorem (matrix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tral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dup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rner's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n–statistic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ague–Grundy theorem (combinatorial 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ueeze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hl's theorem (matri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llings theorem about ends of groups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llings–Zeema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ley's reciprocity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 of David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k–Heegner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–Strömberg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er–Lehmus theorem (triangl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haus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itz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wart's theorem (plan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inespring factorization theorem (operato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irling's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kes's theorem (vector calculus, 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lper–Samuelson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lz–Cesàro theorem (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's representation theorem for Boolean algebras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's theorem on one-parameter unitary groups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–Tukey theorem (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–von Neumann theorem (functional analysis, representation theory of the Heisenber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p, quantum mecha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–Weierstras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assmann's theorem (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ong perfect graph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cture theorem for finitely generated modules over a principal ideal domain (abstr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cture theorem for Gaussian measures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ctured program theorem (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rm's theorem (theory of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rm–Picone comparison theorem (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space theorem (Diophantine approxim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porting hyperplane theorem (convex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an's theorem (modul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ow theorems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's determinant theorem (determinan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 pentahedral theorem (invariant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's law of inertia (quadratic for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–Gallai theorem (plan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metric hypergraph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phonic theorem (triangl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nge's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.-Nagy's dilation theorem (operato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egő limit theorems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emerédi's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emerédi–Trotter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pilrajn extension theorem (axiom of choice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akagi existence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kens's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eness theorem (3-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gent-secant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rski's indefinability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ylor's theorem (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ylor–Proudman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nenbaum's theorem (mode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bit ibn Qurra's theorem (amicable numbe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les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duality theorem (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ébault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f de Moivre–Laplace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f the cube (algebraic varieti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f the gnomon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f three moments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n friends and strangers (Ramse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évenin's theorem (electrical circui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pson transitivity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pson uniqueness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sen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e's theorem (Diophantine equ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e–Siegel–Roth theorem (diophantine approxim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etze extension theorem (gener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jdeman's theorem (diophantine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khonov fixed point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hierarchy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chmarsh theorem (integral transfor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chmarsh convolutio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s alternative (geometric 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a's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ita's theorem (operator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elli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kis's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onogov's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elli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chotomy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ombi–Varadarajan theorem (Lie group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dinger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en's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nnell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tte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án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urán–Kubiliu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chonoff's theorem (general topolog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gly duckling theorem (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formization theorem (complex analysis, 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versal approximation theorem (neural network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versal coefficient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ixedness theorem (algebraic geomet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aliant–Vazirani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Aubel's theorem (quadrilater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der Waerden's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Schooten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Vleck's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tieghem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gnon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ta's formulas (quadra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toris–Begle mapping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ogradov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ial theorem (classical mecha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 convergence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 covering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–Hahn–Saks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viani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Neumann bicommutant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Neumann's theorem (operato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Staudt–Clausen theorem (number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agner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dhausen's theor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ter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er's theorem (algebraic 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dderburn's little theorem (ring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dderburn's theorem (abstract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erstrass–Casorati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erstrass factorizatio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erstrass preparation theorem (several complex variables, commutative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nberg–Witten theorem (quantum 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l-ordering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Whitehead theorem (homotop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 embedding theorem (differential 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 extension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 immersion theorem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–Graustei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ck'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ener's tauberian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ener–Ikehara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gner–Eckart theorem (Clebsch–Gordan coefficien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kie's theorem (mode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son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t's theorem (quadratic for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ld's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lstenholme's theorem (number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*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J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horski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riski's main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ckendorf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berger–Bressoud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sigmondy's theorem (number theory)</text:p>
          </table:table-cell>
          <table:table-cell table:number-columns-repeated="4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1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6"/>
        <table:table-column table:style-name="co10" table:default-cell-style-name="ce10"/>
        <table:table-row table:style-name="ro1">
          <table:table-cell table:style-name="ce13" office:value-type="string" calcext:value-type="string">
            <text:p>Organisations</text:p>
          </table:table-cell>
          <table:table-cell table:style-name="ce9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7" office:value-type="string" calcext:value-type="string">
            <text:p>Mathworld Wolfram</text:p>
          </table:table-cell>
          <table:table-cell table:style-name="ce11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7" office:value-type="string" calcext:value-type="string">
            <text:p>Institute for Advanced Study</text:p>
          </table:table-cell>
          <table:table-cell table:style-name="ce11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Bloggers</text:p>
          </table:table-cell>
          <table:table-cell table:style-name="ce5" office:value-type="string" calcext:value-type="string">
            <text:p>Blogs</text:p>
          </table:table-cell>
        </table:table-row>
        <table:table-row table:style-name="ro1">
          <table:table-cell table:style-name="ce8" office:value-type="string" calcext:value-type="string">
            <text:p>Tai-Danae Bradley</text:p>
          </table:table-cell>
          <table:table-cell table:style-name="ce12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7" office:value-type="string" calcext:value-type="string">
            <text:p>Terry Tao</text:p>
          </table:table-cell>
          <table:table-cell table:style-name="ce11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2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2"><text:a xlink:href="https://oeis.org/A000041" xlink:type="simple">A000041</text:a></text:span><text:span text:style-name="T2"> / </text:span><text:span text:style-name="T2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25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264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17:11:37.700819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7-25T17:27:00.179922453</dc:date>
    <meta:editing-duration>PT13H5M29S</meta:editing-duration>
    <meta:editing-cycles>462</meta:editing-cycles>
    <meta:generator>LibreOffice/7.1.3.2$Linux_X86_64 LibreOffice_project/10$Build-2</meta:generator>
    <meta:document-statistic meta:table-count="8" meta:cell-count="2375" meta:object-count="0"/>
  </office:meta>
</office:document-meta>
</file>